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note">
      <style:paragraph-properties fo:margin-left="0in" fo:margin-right="0.25in" fo:text-indent="0in" style:auto-text-indent="false"/>
    </style:style>
    <style:style style:name="P2" style:family="paragraph" style:parent-style-name="Normal_20__28_Web_29_">
      <style:paragraph-properties fo:line-height="150%">
        <style:tab-stops>
          <style:tab-stop style:position="0.1252in"/>
        </style:tab-stops>
      </style:paragraph-properties>
      <style:text-properties fo:color="#0000ff" style:font-name="Arial" fo:font-size="17pt" fo:language="ca" fo:country="ES" style:font-size-asian="17pt" style:font-name-complex="Arial" style:font-size-complex="17pt"/>
    </style:style>
    <style:style style:name="P3" style:family="paragraph" style:parent-style-name="Normal_20__28_Web_29_">
      <style:paragraph-properties fo:line-height="150%">
        <style:tab-stops>
          <style:tab-stop style:position="0.1252in"/>
        </style:tab-stops>
      </style:paragraph-properties>
      <style:text-properties fo:color="#0000ff" fo:font-size="10pt" fo:language="ca" fo:country="ES" fo:font-style="italic" style:font-size-asian="10pt" style:font-style-asian="italic" style:font-size-complex="10pt"/>
    </style:style>
    <style:style style:name="P4" style:family="paragraph" style:parent-style-name="Normal_20__28_Web_29_">
      <style:paragraph-properties fo:line-height="150%"/>
      <style:text-properties fo:font-size="14pt" fo:language="ca" fo:country="ES" style:font-size-asian="14pt" style:font-size-complex="14pt"/>
    </style:style>
    <style:style style:name="P5" style:family="paragraph" style:parent-style-name="Normal_20__28_Web_29_">
      <style:text-properties fo:font-size="13pt" fo:language="ca" fo:country="ES" style:font-size-asian="13pt" style:language-asian="zxx" style:country-asian="none" style:font-size-complex="13pt"/>
    </style:style>
    <style:style style:name="P6" style:family="paragraph" style:parent-style-name="Normal_20__28_Web_29_">
      <style:text-properties fo:font-size="13pt" fo:language="ca" fo:country="ES" style:font-size-asian="13pt" style:font-size-complex="13pt"/>
    </style:style>
    <style:style style:name="P7" style:family="paragraph" style:parent-style-name="Normal_20__28_Web_29_">
      <style:paragraph-properties fo:line-height="150%"/>
      <style:text-properties fo:language="ca" fo:country="ES"/>
    </style:style>
    <style:style style:name="P8" style:family="paragraph" style:parent-style-name="Normal_20__28_Web_29_">
      <style:paragraph-properties fo:line-height="150%">
        <style:tab-stops>
          <style:tab-stop style:position="0.1252in"/>
        </style:tab-stops>
      </style:paragraph-properties>
      <style:text-properties style:font-name="Arial" fo:font-size="17pt" fo:language="ca" fo:country="ES" officeooo:rsid="000a0410" officeooo:paragraph-rsid="000a0410" style:font-size-asian="17pt" style:font-size-complex="17pt"/>
    </style:style>
    <style:style style:name="P9" style:family="paragraph" style:parent-style-name="Normal_20__28_Web_29_">
      <style:paragraph-properties fo:line-height="150%"/>
      <style:text-properties style:font-name="Arial" fo:language="ca" fo:country="ES" officeooo:rsid="000d7cd1" officeooo:paragraph-rsid="0006f854"/>
    </style:style>
    <style:style style:name="P10" style:family="paragraph" style:parent-style-name="Normal_20__28_Web_29_">
      <style:paragraph-properties fo:line-height="150%"/>
      <style:text-properties fo:font-size="18pt" fo:language="ca" fo:country="ES" style:font-size-asian="18pt" style:font-size-complex="18pt"/>
    </style:style>
    <style:style style:name="P11" style:family="paragraph" style:parent-style-name="Normal_20__28_Web_29_">
      <style:text-properties fo:font-size="18pt" fo:language="ca" fo:country="ES" officeooo:rsid="000bdd4a" officeooo:paragraph-rsid="000bdd4a" style:font-size-asian="18pt" style:font-size-complex="18pt"/>
    </style:style>
    <style:style style:name="P12" style:family="paragraph" style:parent-style-name="Standard">
      <style:paragraph-properties fo:line-height="150%">
        <style:tab-stops>
          <style:tab-stop style:position="0.1252in"/>
        </style:tab-stops>
      </style:paragraph-properties>
      <style:text-properties fo:font-variant="normal" fo:text-transform="none" fo:color="#000000" style:text-line-through-style="none" style:text-line-through-type="none" style:font-name="Arial1" fo:font-size="20pt" fo:language="ca" fo:country="ES" fo:font-style="normal" style:text-underline-style="none" fo:font-weight="normal" officeooo:rsid="000a0410" officeooo:paragraph-rsid="000a0410" style:text-blinking="false" fo:background-color="transparent" style:font-size-asian="17pt" style:font-size-complex="17pt"/>
    </style:style>
    <style:style style:name="P13" style:family="paragraph" style:parent-style-name="contingut-del-marc">
      <style:paragraph-properties fo:margin-top="0.1945in" fo:margin-bottom="0.1665in" loext:contextual-spacing="false"/>
      <style:text-properties fo:color="#0000ff" fo:font-style="italic" style:font-style-asian="italic"/>
    </style:style>
    <style:style style:name="P14" style:family="paragraph" style:parent-style-name="contingut-del-marc">
      <style:paragraph-properties fo:margin-top="0.1945in" fo:margin-bottom="0.1665in" loext:contextual-spacing="false"/>
      <style:text-properties style:use-window-font-color="true" style:font-name="Arial1" fo:font-size="12pt" fo:language="ca" fo:country="ES" officeooo:rsid="000d7cd1" officeooo:paragraph-rsid="000d7cd1" style:font-size-asian="12pt" style:font-size-complex="12pt"/>
    </style:style>
    <style:style style:name="P15" style:family="paragraph" style:parent-style-name="Standard">
      <style:paragraph-properties fo:margin-top="0.1945in" fo:margin-bottom="0.1665in" loext:contextual-spacing="false"/>
      <style:text-properties style:use-window-font-color="true" style:font-name="Arial" fo:font-size="12pt" fo:language="ca" fo:country="ES" officeooo:rsid="0006f854" style:font-size-asian="12pt" style:font-size-complex="12pt"/>
    </style:style>
    <style:style style:name="P16" style:family="paragraph" style:parent-style-name="Normal_20__28_Web_29_" style:master-page-name="First_20_Page">
      <style:paragraph-properties fo:margin-top="0in" fo:margin-bottom="0.0827in" loext:contextual-spacing="false" fo:line-height="150%" style:page-number="1">
        <style:tab-stops>
          <style:tab-stop style:position="0.1252in"/>
        </style:tab-stops>
      </style:paragraph-properties>
      <style:text-properties fo:color="#0000ff" style:font-name="Arial" fo:font-size="17pt" fo:language="ca" fo:country="ES" fo:font-weight="normal" style:font-size-asian="17pt" style:font-weight-asian="normal" style:font-name-complex="Arial" style:font-size-complex="17pt" style:font-weight-complex="normal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0bdd4a" style:font-size-asian="15pt" style:font-size-complex="15pt"/>
    </style:style>
    <style:style style:name="T3" style:family="text">
      <style:text-properties fo:font-size="15pt" officeooo:rsid="000d7cd1" style:font-size-asian="15pt" style:font-size-complex="15pt"/>
    </style:style>
    <style:style style:name="T4" style:family="text">
      <style:text-properties style:use-window-font-color="true" style:font-name="Arial" fo:font-size="14pt" fo:language="ca" fo:country="ES" style:font-size-asian="14pt" style:font-name-complex="Arial" style:font-size-complex="14pt"/>
    </style:style>
    <style:style style:name="T5" style:family="text">
      <style:text-properties style:use-window-font-color="true" style:font-name="Arial" fo:font-size="14pt" fo:language="ca" fo:country="ES" officeooo:rsid="0006f854" style:font-size-asian="14pt" style:font-name-complex="Arial" style:font-size-complex="14pt"/>
    </style:style>
    <style:style style:name="T6" style:family="text">
      <style:text-properties style:use-window-font-color="true" style:font-name="Arial" fo:font-size="14pt" fo:language="ca" fo:country="ES" officeooo:rsid="000bdd4a" style:font-size-asian="14pt" style:font-name-complex="Arial" style:font-size-complex="14pt"/>
    </style:style>
    <style:style style:name="T7" style:family="text">
      <style:text-properties officeooo:rsid="000d5a48"/>
    </style:style>
    <style:style style:name="T8" style:family="text">
      <style:text-properties officeooo:rsid="000d7cd1"/>
    </style:style>
    <style:style style:name="T9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626in" svg:stroke-color="#333333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2"/>
      <text:p text:style-name="P12"><text:span text:style-name="T7">K</text:span>nowledge-based <text:span text:style-name="T8">P</text:span>robabilistic <text:span text:style-name="T8">M</text:span>odel<text:span text:style-name="T7">ing</text:span> for <text:span text:style-name="T8">T</text:span>racking <text:span text:style-name="T8">L</text:span>yrics in <text:span text:style-name="T8">Music Audio Signals</text:span> </text:p>
      <text:p text:style-name="P8"/>
      <text:p text:style-name="P3"/>
      <text:p text:style-name="P4"/>
      <text:p text:style-name="P10"/>
      <text:p text:style-name="P11">Georgi Dzhambazov</text:p>
      <text:p text:style-name="P5"><draw:line text:anchor-type="char" draw:z-index="0" draw:style-name="gr1" draw:text-style-name="P17" svg:x1="0in" svg:y1="0.0236in" svg:x2="4.5in" svg:y2="0.0236in"><text:p/></draw:line></text:p>
      <text:p text:style-name="P6"/>
      <text:p text:style-name="P6"/>
      <text:p text:style-name="Normal_20__28_Web_29_"><text:span text:style-name="T4">TESI DOCTORAL UPF / </text:span><text:span text:style-name="T5">201</text:span><text:span text:style-name="T6">7</text:span></text:p>
      <text:p text:style-name="Standard"/>
      <text:p text:style-name="P9">Director de la tesi:</text:p>
      <text:p text:style-name="P7"><text:span text:style-name="T1">Dr. </text:span><text:span text:style-name="T2">Xavier Serra </text:span><text:span text:style-name="T3">Casals</text:span></text:p>
      <text:p text:style-name="P14">Music Technology Group</text:p>
      <text:p text:style-name="P15">Dept. of Information and Communication Technologies</text:p>
      <text:p text:style-name="P15"/>
      <text:p text:style-name="P13"><draw:frame draw:style-name="fr2" draw:name="gràfics2" text:anchor-type="paragraph" svg:x="2.0138in" svg:y="0.0311in" svg:width="1.889in" svg:height="0.6591in" draw:z-index="1"><draw:image xlink:href="../../figs/upf-logo-colours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ormal_20__28_Web_29_" style:display-name="Normal (Web)" style:family="paragraph" style:parent-style-name="Standard">
      <style:paragraph-properties fo:margin-top="0.1945in" fo:margin-bottom="0.0827in" loext:contextual-spacing="false"/>
      <style:text-properties fo:language="es" fo:country="ES"/>
    </style:style>
    <style:style style:name="contingut-del-marc" style:family="paragraph" style:parent-style-name="Standard">
      <style:paragraph-properties fo:margin-top="0.1945in" fo:margin-bottom="0.0827in" loext:contextual-spacing="false"/>
      <style:text-properties fo:language="es" fo:country="E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note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8.2673in" fo:page-height="11.6925in" style:num-format="i" style:print-orientation="portrait" fo:margin-top="0.9846in" fo:margin-bottom="0.4925in" fo:margin-left="1.1811in" fo:margin-right="1.181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  <style:page-layout style:name="Mpm2">
      <style:page-layout-properties fo:page-width="8.2673in" fo:page-height="11.6925in" style:num-format="i" style:print-orientation="portrait" fo:margin-top="0.9846in" fo:margin-bottom="0.9846in" fo:margin-left="1.1811in" fo:margin-right="1.181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9846in" fo:margin-bottom="0.9846in" fo:margin-left="1.1811in" fo:margin-right="1.181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925in" fo:margin-left="1.1811in" fo:margin-right="1.181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Marc1" text:anchor-type="paragraph" svg:y="0.0008in" draw:z-index="0"><draw:text-box fo:min-height="0.1457in" fo:min-width="0.0161in"><text:p text:style-name="Footnote"><text:span text:style-name="Page_20_Number"><text:page-number text:select-page="current">0</text:page-number></text:span></text:p></draw:text-box></draw:frame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Converteix_20_1" style:display-name="Converteix 1" style:page-layout-name="Mpm2" style:next-style-name="Conversió_20_següent_20_1"/>
    <style:master-page style:name="Conversió_20_següent_20_1" style:display-name="Conversió següent 1" style:page-layout-name="Mpm1">
      <style:footer>
        <text:p text:style-name="MP1"><draw:frame draw:style-name="Mfr1" draw:name="Marc2" text:anchor-type="paragraph" svg:y="0.0008in" draw:z-index="0"><draw:text-box fo:min-height="0.1457in" fo:min-width="0.0161in"><text:p text:style-name="Footnote"><text:span text:style-name="Page_20_Number"><text:page-number text:select-page="current">0</text:page-number></text:span></text:p></draw:text-box></draw:frame></text:p>
      </style:footer>
    </style:master-page>
    <style:master-page style:name="Converteix_20_2" style:display-name="Converteix 2" style:page-layout-name="Mpm2" style:next-style-name="Conversió_20_següent_20_2"/>
    <style:master-page style:name="Conversió_20_següent_20_2" style:display-name="Conversió següent 2" style:page-layout-name="Mpm1">
      <style:footer>
        <text:p text:style-name="MP1"><draw:frame draw:style-name="Mfr1" draw:name="Marc3" text:anchor-type="paragraph" svg:y="0.0008in" draw:z-index="0"><draw:text-box fo:min-height="0.1457in" fo:min-width="0.0161in"><text:p text:style-name="Footnote"><text:span text:style-name="Page_20_Number"><text:page-number text:select-page="current">0</text:page-number></text:span></text:p></draw:text-box></draw:frame></text:p>
      </style:footer>
    </style:master-page>
    <style:master-page style:name="Converteix_20_3" style:display-name="Converteix 3" style:page-layout-name="Mpm2" style:next-style-name="Conversió_20_següent_20_3"/>
    <style:master-page style:name="Conversió_20_següent_20_3" style:display-name="Conversió següent 3" style:page-layout-name="Mpm1">
      <style:footer>
        <text:p text:style-name="MP1"><draw:frame draw:style-name="Mfr1" draw:name="Marc4" text:anchor-type="paragraph" svg:y="0.0008in" draw:z-index="0"><draw:text-box fo:min-height="0.1457in" fo:min-width="0.0161in"><text:p text:style-name="Footnote"><text:span text:style-name="Page_20_Number"><text:page-number text:select-page="current">0</text:page-number></text:span></text:p></draw:text-box></draw:frame></text:p>
      </style:footer>
    </style:master-page>
    <style:master-page style:name="Converteix_20_4" style:display-name="Converteix 4" style:page-layout-name="Mpm2" style:next-style-name="Conversió_20_següent_20_4"/>
    <style:master-page style:name="Conversió_20_següent_20_4" style:display-name="Conversió següent 4" style:page-layout-name="Mpm1">
      <style:footer>
        <text:p text:style-name="MP1"><draw:frame draw:style-name="Mfr1" draw:name="Marc5" text:anchor-type="paragraph" svg:y="0.0008in" draw:z-index="0"><draw:text-box fo:min-height="0.1457in" fo:min-width="0.0161in"><text:p text:style-name="Footnote"><text:span text:style-name="Page_20_Number"><text:page-number text:select-page="current">0</text:page-number></text:span></text:p></draw:text-box></draw:frame></text:p>
      </style:footer>
    </style:master-page>
    <style:master-page style:name="Converteix_20_5" style:display-name="Converteix 5" style:page-layout-name="Mpm4" style:next-style-name="Conversió_20_següent_20_5"/>
    <style:master-page style:name="Conversió_20_següent_20_5" style:display-name="Conversió següent 5" style:page-layout-name="Mpm5">
      <style:header>
        <text:p text:style-name="Header"/>
      </style:header>
      <style:footer>
        <text:p text:style-name="MP1"><draw:frame draw:style-name="Mfr1" draw:name="Marc6" text:anchor-type="paragraph" svg:y="0.0008in" draw:z-index="0"><draw:text-box fo:min-height="0.1457in" fo:min-width="0.0161in"><text:p text:style-name="Footnote"><text:span text:style-name="Page_20_Number"><text:page-number text:select-page="current">0</text:page-number></text:span></text:p></draw:text-box></draw:frame></text:p>
      </style:footer>
    </style:master-page>
    <style:master-page style:name="Converteix_20_6" style:display-name="Converteix 6" style:page-layout-name="Mpm5">
      <style:header>
        <text:p text:style-name="Header"/>
      </style:header>
      <style:footer>
        <text:p text:style-name="MP1"><draw:frame draw:style-name="Mfr1" draw:name="Marc7" text:anchor-type="paragraph" svg:y="0.0008in" draw:z-index="0"><draw:text-box fo:min-height="0.1457in" fo:min-width="0.0161in"><text:p text:style-name="Footnote"><text:span text:style-name="Page_20_Number"><text:page-number text:select-page="current">0</text:page-number></text:span></text:p></draw:text-box></draw:frame></text:p>
      </style:footer>
    </style:master-page>
    <style:master-page style:name="Converteix_20_7" style:display-name="Converteix 7" style:page-layout-name="Mpm5">
      <style:header>
        <text:p text:style-name="Header"/>
      </style:header>
      <style:footer>
        <text:p text:style-name="MP1"><draw:frame draw:style-name="Mfr1" draw:name="Marc8" text:anchor-type="paragraph" svg:y="0.0008in" draw:z-index="0"><draw:text-box fo:min-height="0.1457in" fo:min-width="0.0161in"><text:p text:style-name="Footnote"><text:span text:style-name="Page_20_Number"><text:page-number text:select-page="current">0</text:page-number></text:span></text:p></draw:text-box></draw:frame></text:p>
      </style:footer>
    </style:master-page>
    <style:master-page style:name="Converteix_20_8" style:display-name="Converteix 8" style:page-layout-name="Mpm5">
      <style:header>
        <text:p text:style-name="Header"/>
      </style:header>
      <style:footer>
        <text:p text:style-name="MP1"><draw:frame draw:style-name="Mfr1" draw:name="Marc9" text:anchor-type="paragraph" svg:y="0.0008in" draw:z-index="0"><draw:text-box fo:min-height="0.1457in" fo:min-width="0.0161in"><text:p text:style-name="Footnote"><text:span text:style-name="Page_20_Number"><text:page-number text:select-page="current">0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$MacOSX_X86_64 LibreOffice_project/81898c9f5c0d43f3473ba111d7b351050be20261</meta:generator>
    <dc:title>Títol de la tesi [ARIAL 17 punts] </dc:title>
    <meta:initial-creator>U33472</meta:initial-creator>
    <meta:creation-date>2008-10-30T09:05:00</meta:creation-date>
    <dc:date>2017-05-25T16:05:21.678310000</dc:date>
    <meta:printed-by>a c</meta:printed-by>
    <meta:print-date>2010-02-24T15:10:06</meta:print-date>
    <dc:language>es-ES</dc:language>
    <meta:editing-cycles>20</meta:editing-cycles>
    <meta:editing-duration>P1DT6H9M9S</meta:editing-duration>
    <dc:creator>Georgi Dzhambazov</dc:creator>
    <meta:document-statistic meta:table-count="0" meta:image-count="1" meta:object-count="0" meta:page-count="1" meta:paragraph-count="16" meta:word-count="43" meta:character-count="248" meta:non-whitespace-character-count="220"/>
    <meta:user-defined meta:name="Info 1"/>
    <meta:user-defined meta:name="Info 2"/>
    <meta:user-defined meta:name="Info 3"/>
    <meta:user-defined meta:name="Info 4"/>
  </office:meta>
</office:document-meta>
</file>